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059e" officeooo:paragraph-rsid="000405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dfas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9T12:46:34.698408102</meta:creation-date>
    <dc:date>2015-03-29T12:46:39.555514227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8" meta:non-whitespace-character-count="8"/>
    <meta:generator>LibreOffice/4.2.7.2$Linux_X86_64 LibreOffice_project/420m0$Build-2</meta:generator>
  </office:meta>
</office:document-meta>
</file>